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Streszczenie</text:p>
      <text:p text:style-name="P1">Celem niniejszej pracy dyplomowej jest zaprojektowanie oraz wdrożenie aplikacji internetowej do zarządzania procesem recenzowania prac dyplomowych oraz podyplomowych. Projekt składa się ze strony WWW zaprojektowanej zarówno dla studentów jak i pracowników oraz relacyjnej bazy danych przechowującej odpowiednie dane.</text:p>
      <text:p text:style-name="P1">Strona internetowa zawiera panel zaprojektowany dla administratora, w którym może on dodawać konta użytkowników oraz modyfikować ich ustawienia np. resetować hasło. Sam proces recenzji zaczyna się od wysłania poprzez serwis WWW zgłoszenia w którym użytkownik wpisać musi tytuł, streszczenie oraz swój mail w celach identyfikacyjnych, zawrzeć także musi mail swojego opiekuna i ew. recenzenta jeśli takowy jest potrzebny dla typu pracy dyplomowej. Zgłoszenie zostaje odebrane przez recenzenta, a ten przechodzi do oceny samej pracy, by po jej ocenieniu udostępnić studentowi swoją opinię.</text:p>
      <text:p text:style-name="P1">W celu stworzenie systemu użyty został popularny framework do aplikacji internetowych ASP.NET Core wykorzystujący platformę .NET Core w języku C#. Do obsługi CSS i HTML użyto frameworku Bootstrap oraz biblioteki jQuery. Do baz wykorzystano MSSQL a do obsługi jej z poziomu aplikacji - Entity Framework. Strona w większej części napisana została w programie Visual Studio 2017 z małą pomocą Notepad++.</text:p>
      <text:p text:style-name="P1">Praca podzielona została na 4 rozdziały, które poruszają następujące tematy: Rozdział pierwszy odpowiada za wstęp, w którym przedstawione są aplikacje internetowe i ich rola w internecie oraz pobieżny opis systemu, technologii i narzędzi. Rozdział 2 opisuje szczegółowo narzędzie i technologie. Rozdział 3 przedstawia opis aplikacji oraz oprowadza czytelnika po jej funkcjach. Rozdział 4 i ostatni mówi o rozwiązaniach jakie zostały użyte w aplikacji.</text:p>
      <text:p text:style-name="P1">Abstract<text:line-break/>The purpose of this thesis was to design and implement web application for managing the process of reviewing thesis and post-graduate work. Project consists of a website, that was designed for both students and employees, and relational database to store relevant data.</text:p>
      <text:p text:style-name="P1">The website has a panel designed for the administrator, in which he can add employees and modify their setting e.g reset the password. The review process begins with sending an application via the website in which the user must enter the tittle, summary and his or her e-mail for identification purposes, and aldo include e-mail address of his/her mentor and/or reviewer if it is needed for the type of thesis. Submissions are received by reviewer and he proceeds to the evaluation of the work itself, to provide the student with their opinion after its completion.</text:p>
      <text:p text:style-name="P1">In order to create the system, the popular ASP.Net Core web application framework using .NET Core platform in C# was used. The Bootstrap framework and jQuery library were used to support CSS and HTML. MSSQL was used for databases and Entity Framework for operating it from the application level. The site was mostly written in Visual Studio 2017 with the small help from Notepad++.</text:p>
      <text:p text:style-name="P1">The thesis was divided into 4 chapters, in which the following topics were covered:</text:p>
      <text:p text:style-name="P1">Chapter 1 is reponsible for the introduction, which present internet applications and their role on the internet, as well as a brief description of the system, technology and tools. Chapter 2 describes the tool and technologies in detail. Chapter 3 presents the application description and guides the reader through its functions. Chapter 4 - the las one talks about the implementation that were used in application.</text:p>
      <text:p text:style-name="P1"/>
      <text:p text:style-name="P1">1. Wstęp</text:p>
      <text:p text:style-name="P1">Żyjemy w czasach powszechnego dostępu do internetu. Dziś większość z nas ma telefon, który to umożliwia nam połączenie z całym światem. Na wyciągnięcie ręki mamy najnowsze wieści czy potrzebną nam w danym momencie informacje po definicje z popularnych portali po filmiki instruktażowe.</text:p>
      <text:p text:style-name="P1">Ciężko określić początku internetu, mówi się bardziej o okresie. Jego początku przypadają na lata 60. XX wieku. Forma w jakiej zapoczątkował różniła się od tego co mamy na co dzień. Oczywiście jedną z głównych różnic była skala. Internet wyewoluował oraz urósł do niewyobrażalnych na tamte czasy rozmiarów. Internet jaki mamy dzień definiuje nasz świat.</text:p>
      <text:p text:style-name="P1">Pokolenie wychowane w obecnych czasach nazywane jest „Z”, ale jednym z aliasów jest pokolenie internetu. Za wcześnie wyrokować w jakim kierunku rozwinie się świat z młodszymi ludźmi, łączących się z całym światem za jednym kliknięciem. Zaobserwować można jednak popularyzacje nowych rozwiązań. W świecie technologii popularne staje się odchodzenie od dotychczasowych rozwiązań.</text:p>
      <text:p text:style-name="P1">Wiele firm stara się przechodzić na rozwiązania czysto internetowe. Przykłady można mnożyć, aplikacje dostępne głównie na domowym komputerze, dostają swoje wersje w internecie. Najwięksi gracze świata technologicznego jak Microsoft, umożliwiają nam dostęp do swoich programów poprzez aplikacje internetowe. Możliwość edycji swoich dokumentów z każdego miejsca, po prostym zalogowaniu się do strony i uzyskania do nich dostępu, to coś do czego jesteśmy w zasadzie już przyzwyczajeni.</text:p>
      <text:p text:style-name="P1">Strony WWW <text:s text:c="1"/>- World Wide Web oraz zawarte w nich aplikacje internetowe to coś na czym chciałbym się skupić. Porzucenie dotychczasowego mało mobilnego stanowiska komputerowego na rzecz formy bardziej przenośnej wydawało się mało możliwe, ale dzisiejsza technologia robi z tego w zasadzie normę. Myślimy już o krok dalej, teraz już nie tylko chcemy przenieść wszystkie aspekty pracy i życia do komputera ale także do sieci.</text:p>
      <text:p text:style-name="P1">Aplikacje webowe to naturalna kolej rzeczy. Gdzie wiele programów desktopowych wymaga konkretnego systemu operacyjnego, a przez swoje różne wymagania sprzętowe mogą nie działać na starych sprzętach, internet działa nie tylko na w zasadzie każdym systemie, ale też na prawie każdej dostępnej platformie. Od komputerów przez laptopy aż po smartfony. Ich dostępność na komórkach i netbookach zapewnia im mobilność. Przeniesienie do Internetu dysków czy też pendrive'ów do postaci dysku w chmurze umożliwia dostęp do danych dopełnia obraz mobilnego świata technologii. </text:p>
      <text:p text:style-name="P1">Programiści stanęli więc przed nowym wyzwaniem, przenieść programy do formy aplikacji internetowej. Zadanie to oczywiście ewoluuje z roku na rok, gdzie obecnie trzeba też wziąć inne aspekty. Choćby wzrost popularności nowoczesnych telefonów - smartfonów. Rdzeń jednak jest taki sam. Długo można byłoby wymieniać trudności. Jedną z ważniejszych jest przeniesienie ciężaru samej aplikacji z komputera klienta na barki serwera, który często musi obsłużyć ogromne ilości przesyłanych i wysyłanych informacji. Wraz ze wzrostem użytkowników i firm, potrzebne jest więc ulepszanie wszystkich aspektów aplikacji. Wielkość Internetu może przytłaczać. Nie wszystko jest jeszcze gotowe na przenosiny do świata cyfrowego, więc na całkowite przeniesienie wszystkiego do Internetu musimy jeszcze trochę poczekać. Na etapach planowania swojego projektu w głowie miałem myśl, aby mieć swój wkład w tej być może nie takiej długiej misji.</text:p>
      <text:p text:style-name="P1">Cel:</text:p>
      <text:p text:style-name="P1">Prace dyplomowe to ważna część życia nie tylko akademickiego ale także zawodowego. Co roku uczniowie, studenci czy doktoranci stoją przed zadaniem napisania dzieła. To czy student traktuje to poważnie czy nie jest już kwestią indywidualną, ale nawet najbardziej leniwi muszą się postarać. Każda praca przed przedstawieniem jej komisji musi zostać oceniona. Ukończeniu towarzyszy recenzja, napisana przez zazwyczaj dwie osoby: opiekuna/promotora oraz recenzenta - osoby trzeciej. Zabieg ten ma na celu pomóż nie tylko jednostce naukowej, by ta nie oceniała prac nie spełniających wymagań, ale także autorowi, by nie podchodził do obrony z niegotowym tworem. //Proces recenzji nie jest obecnie w żaden sposób zdigitalizowany. Po odpowiedniej analizie, razem z promotorką doszliśmy do paru wniosków. Wykonując swoją pracę w czasach gdzie połowa rzeczy jest na papierze a połowa skomputeryzowana, recenzenci zaczynając mieć problem nie tylko ze śledzeniem obecnych poczynać, ale i z przeszukiwaniem archiwalnych recenzji. Ujednolicenie obecnego systemu poprzez zwiększenie nacisku na digitalizacje, znacząco usprawniło by proces. Pierwszym konceptem jaki może przyjść w takiej sytuacji do głowy jest stworzenie omawianej wcześniej aplikacji internetowej. Stworzenie portalu nie tylko polepszyło by obecny schemat, ale umożliwiło by skorzystanie z dobrodziejstw internetu. Na etapach koncepcyjnych kreowała się wizja aplikacji informującej mailowo o zakończeniu recenzji. Pozwalają na stworzenie archiwum prac w których po indeksach studentów można było by znaleźć recenzje nawet sprzed paru lat. W obliczu tych oraz wielu innych zalet, zdecydowałem się na stworzenie takiego właśnie systemu. Za cel postawiłem więc sobie tytułowe stworzenie internetowe systemu do zarządzania procesem recenzowania prac.</text:p>
      <text:p text:style-name="P1">Zarys ogólny aplikacji</text:p>
      <text:p text:style-name="P1">Aplikacja internetowa którą postanowiłem nazwać „ThesisReview” ma proste założenie. Zarejestrowani przez administratora pracownicy, będą mogli dostawać zgłoszenia od studentów. Wysyłany formularz posiada informacje takie jak tytuł pracy, wstęp/streszczenie oraz podstawowe dane do identyfikacji studenta poprzez mail oraz opiekuna i ewentualnego recenzenta. Na podany przez wysyłającego mail, zostanie przysłany link przejrzenia recenzji. Adres ten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 na pytania dotyczących pracy, zgodnych z jej typem. Recenzent po ocenieniu pracy uniemożliwia sobie jej dalszą edycję. Po zakończeniu edycji przez niego oraz ewentualnego drugiego recenzenta, student na podany mail dostaje powiadomienie o zakończeniu oceniania. Korzystając z linku może on sprawdzić wystawioną przez ocenę. To kończy działanie aplikacji w stosunku recenzent - student, spełniając tym samym podstawowe założenia, ale to oczywiście nie jedyne możliwości aplikacji.</text:p>
      <text:p text:style-name="P1">Ogólny opis narzędzi</text:p>
      <text:p text:style-name="P1">Proces tworzenia aplikacji to rzecz często bardzo indywidualna. Programista może przebierać nie tylko w ogromnej liczbie narzędzi do pisania, ale przede wszystkim w różnych językach i bibliotekach. Wybór odpowiednich narzędzi więc jest bardzo ważny. Do stworzenia aplikacji użyłem ASP.NET Core. Napisany jest on w języku C# na platformie .NET Core. Aplikacja potrzebowała też bazy danych, wybór odpowiedniego systemy do zarządzania ww. padł na MSSQL znany też jako Microsoft SQL Server. Do obsługi HTML, CSS oraz JavaScript zdecydowałem się użyć popularnego zestawu narzędzi Bootstrap i towarzyszącej mu biblioteki jQuery. Jako zintegrowane środowisko programistyczne zwane też jako IDE użyłem Visual Studio 2017 w wersji community. Służył mi on również jako edytor tekstowy, wraz z małą pomocą notepad++. Tak przedstawia się pobieżna lista narzędzi. Brakuje tutaj opisy bibliotek z których owe narzędzia korzystały ale te zostaną opisane bardziej szczegółowo w dalszej części.</text:p>
      <text:p text:style-name="P1">Plan Pracy Dyplomowej</text:p>
      <text:p text:style-name="P1">W celu łatwiejszej nawigacji po mojej pracy zdecydowałem się na prosty podział. Jako że warto opisać każde narzędzie, proces i implementacje, niezbędnym wydaje się być więc przeznaczenie im odpowiedniego dla nich miejsca. Pracę więc podzieliłem na X większe rozdziały:</text:p>
      <text:p text:style-name="P1">Rozdział 1: Wstęp</text:p>
      <text:p text:style-name="P1">Rozdział 2: Technologie i narzędzia<text:line-break/>Rozdział 3: Aplikacja</text:p>
      <text:p text:style-name="P1">Rozdział 4: Rozwiązania</text:p>
      <text:p text:style-name="P1">Rozdział 1 to wszystko to, co przeczytałeś do tej pory. Skupiłem się tu bardziej na ogółach aby można było mieć bardziej powierzchowny obraz aplikacji i tego czego ona dotyczy.</text:p>
      <text:p text:style-name="P1">Rozdział 3 skupi się na bardziej szczegółowym opisie aplikacji, co dokładnie jest w niej możliwe. Część tą potraktować można jako swoisty samouczek, w którym skupimy się na opisie aplikacji od przodu. Przedstawie tutaj też możliwości rozwoju.</text:p>
      <text:p text:style-name="P1">Rozdział 4 ma na celu ukazanie programistycznej strony aplikacji. Przedstawie tu fragmenty kodu oraz ich wyczerpują deskrypcję, która pomoże w zrozumieniu meandrów działania poszczególnych elementów.</text:p>
      <text:p text:style-name="P1">Rozdział 2 to opis technologii oraz użytych narzędzi. Szczegółowy przedstawienie tego na czym wszystko zostało napisane, co było intuicyjne a co problematyczne w użyciu. </text:p>
      <text:p text:style-name="P1"/>
      <text:p text:style-name="P1">Rozdział 1 Technologie i narzędzia</text:p>
      <text:p text:style-name="P1">Wstęp</text:p>
      <text:p text:style-name="P1">Dobry wybór technologii oraz narzędzi ma ogromne znaczenie w procesie kreowania aplikacji. W moim projekcie można dostrzec przede wszystkim dużo narzędzi od Microsoftu. Narzędzie tego dewelopera cechują się dużą kompatybilnością, dzięki czemu mogłem w większym stopniu skupić się na używaniu narzędzi a nie na ich implementacji.</text:p>
      <text:p text:style-name="P1">Technologie</text:p>
      <text:p text:style-name="P1">ASP.NET Core</text:p>
      <text:p text:style-name="P1">Jednym z najważniejszych wyborów przy pisaniu aplikacji webowej jest dobór odpowiednich frameworków. Liczba mnoga nie jest tutaj użyta bez powodu, zazwyczaj dobiera się dwie technologie, jedna zwana też backendem odpowiada za to, czego użytkownik nie zobaczy. „Tył” aplikacji zawiera w sobie obsługę logiki strony. Drugim typem frameworka jest tzw. frontend. Ten z kolei odpowiada za obsługę strony bardziej od strony użytkownika. Tutaj wysyłamy komunikaty do backendu, gdzie obsługiwane są już bardziej programowo.</text:p>
      <text:p text:style-name="P1">To krótkie objaśnienie ma pokazać jak to zazwyczaj wygląda. ASP.NET Core odchodzi od tego schematu. Ma nieco inną strukturę, gdyż zawiera w sobie zarówno front jak i back end. Napisana jest ona przez inżynierów z Microsoft oraz społeczność. Jej pierwsza wersja wydana została 27 czerwca 2016 roku. W aplikacji użyta jest wersja 2.1, głównie ze względu na jej domyślnie wsparcie w używanym środowisku programistycznym Visual Studio 2017. Wspiera on pakiety Nuget, pozwalające mu na rozszerzenie swoich możliwości o dodatkowe funkcje, stworzone zarówno przez firmy jak i pojedynczych programistów. <text:s text:c="1"/>Jedną z <text:s text:c="1"/>bardziej używanych funkcji w moim projekcie jest wzorzec MVC (Model View Controller) oraz Razor Page, czyli oparty na stronach model programowania [1]. </text:p>
      <text:p text:style-name="P1">ASP.NET Core MVC</text:p>
      <text:p text:style-name="P1">MVC to popularny wzorzec projektowy dla aplikacji internetowych. Rozwijając skrót otrzymujemy: Model czyli modele, view oznaczającego widoki oraz controller - kontroler. Główną cechą jest komunikowanie się tych 3 składników. Kontroler odpowiada za odbieranie komunikatów od użytkownika i obsługiwanie ich, wykorzystując do tego model a następnie używając danych z modelu, pokazuje użytkownikowi odpowiedni widok.</text:p>
      <text:p text:style-name="P1">&lt;rysunek1&gt;</text:p>
      <text:p text:style-name="P1">Tworzenie oddzielnych składników od obsłużenia różnych zadań lepiej organizuje strukturę aplikacji. Mamy tutaj ułatwione kodowanie, debugowanie oraz testowanie [2]. <text:s text:c="1"/>ASP.NET Core MVC dodaje do tego wszystkie parę przydanych elementów, które szerzej zostaną opisane w segmencie dotyczącym użytych rozwiązań. </text:p>
      <text:p text:style-name="P1">.NET Core</text:p>
      <text:p text:style-name="P1">ASP.NET Core obsługuje kilka platform programistycznych, ja zdecydowałem się na .NET Core w wersji 2.1 oraz język C sharp (C#).</text:p>
      <text:p text:style-name="P1">MSSQL</text:p>
      <text:p text:style-name="P1">Bazy danych są niezwykle istotne w aplikacja skupiających się na przechowywaniu informacji. Spośród rożnych rodzai baz, w projekcie użyłem bezy relacyjnej. Do języka zapytań <text:s text:c="1"/>chciałem użyć SQL lub jego pochodnych. Do obsługi baz danych użyłem więc rozwiązania Microsoftu. MSSQL zwany też Microsoft SQL Server. Jest to system zarządzania relacyjną bazą danych, który do zapytań wykorzystuje język Transact-SQL będącego swoistym rozszerzeniem do SQL. Jest on wspierany przez używany przeze mnie IDE Visual Studio 2017.</text:p>
      <text:p text:style-name="P1">Entity Framework</text:p>
      <text:p text:style-name="P1">Sama baza danych nie jest wystarczająca, musi ona zostać uzupełniona o dane. Dodawanie ręczne rekordów do zbioru to pierwsze co przychodzi na myśl, lecz wstawianie ich manualnie nie tylko jest żmudne ale i narażone na błędy ludzkie. Aplikacja musi wstawiać rekordy do bazy automatycznie, a do ułatwienia tego zadania wspomogłem się frameworkiem Entity Framework. Odpowiada on za mapowanie obiektowo-relacyjne, ponieważ pomimo tego że baza jest relacyjna, obiekty w kodzie aplikacji są obiektami, co wynika z obiektowości języka C#. Narzędzie to pomaga łączyć te dwie struktury.</text:p>
      <text:p text:style-name="P1">Bootstrap<text:line-break/>Osoba odwiedzająca stronę powinna na podstawie samego designu strony mieć odpowiednie pojęcie co do czego służy. Aplikacja internetowa po stronie klienta powinna mieć więc odpowiedni wygląd, który w jasny i prosty sposób przekaże użytkownikowi cel poszczególnych elementów. W tym celu używa się HTML oraz CSS, te jednak znane są ze swoich problemów z użytkowaniem ich. Dlatego też do wyboru mamy rożne narzędzie wspomagające budowę strony, a jednym z popularniejszych jest Bootstrap. Framework ten wspomaga programistę w zaprojektowaniu odpowiedniego wzornictwa strony.</text:p>
      <text:p text:style-name="P1">MailKit<text:line-break/>W aplikacji internetowej, szczególnie takiej która obsługuje użytkowników, potrzebne jest czasem wysłanie maila. Mój projekt identyfikuje pracowników poprzez ich maila służbowe, przez co obsługa maili jest niezwykle istotna. W tym celu zdecydowałem się użyć stosunkowo prostej biblioteki obsługującą adrese e-mail zwanej MailKit.</text:p>
      <text:p text:style-name="P1">Visual Studio 2017</text:p>
      <text:p text:style-name="P1">Kontynuując wcześniej wspominany trend używania narzędzi Microsoftu, do pisania kodu użyłem popularnego IDE - zintegrowane środowiska programistycznego Visual Studio 2017 w darmowej wersji Community. Program ten to swoisty kombajn w którym stworzyć możemy nie tylko aplikacje internetową ale i oprogramowanie konsolowe czy takie z graficznym interfejsem. Visual Studio wspiera natywnie wszystkie wyżej wymienione frameworki jak ASP.NET Core czy MSSQL z Entity Frameworkiem, dzięki czemu nie napotkałem żadnych problemów z kompatybilnością. Oprogramowanie jest własnościowe jednakże dostępna jest edycja Community za darmo dla celów niekomercyjnych z myślą o zastosowaniach akademickich.</text:p>
      <text:p text:style-name="P1">Notepad++<text:line-break/>Otwarto-źródłowy notatnik, który miał za zadanie wspierać otwieranie mniejszych plików często poza projektowych. Pozwala on na wczytywanie formatów na podstawie rozszerzenia, co czyniło go idealnym dopełnieniem.</text:p>
      <text:p text:style-name="P1"/>
      <text:p text:style-name="P1">Rozdział 3: Aplikacja</text:p>
      <text:p text:style-name="P1">Jednym z najważniejszych zadań dla programistów jest stworzenie zmyślnie połączonego systemu dla użytkownika. Interfejs i nawigacja po stronie powinny być intuicyjne <text:s text:c="1"/>i proste. Strona już samym wyglądem powinna zakomunikować swoje funkcje i możliwości. Skupimy się tutaj na poszczególnych podstronach aplikacji, opisując poszczególne pola. </text:p>
      <text:p text:style-name="P1">W aplikacji mamy 3 typy dostępu, pierwszym z nich jest niezalogowany użytkownik. W domyśle jest to widok zarezerwowany dla gości oraz studentów. W tym trybie posiadam najmniej dostępnych funkcji. Z racji tego, iż recenzować prace mogą tylko pracownicy uczelni, w domyśle bez odpowiednich uprawnień nie możemy zbyt wiele zrobić. Drugim typem dostępu jest zwykły zalogowany użytkownik. Pracownik po dostaniu odpowiednich danych od administratora jest w stanie zalogować się i korzystać z większości funkcji serwisu. Jest on w stanie skorzystać z typowych ustawień dla stworzonego użytkownika jak zmiana hasła. Ostatnim typem dostępu jest bycie administratorem serwisu. Przy pierwszym kontrolowanym otwarciu strony, administrator zgodnie z zaleceniem programisty, dostaje dostęp do konta administratora. Z tego poziomu możemy tworzyć innych administratorów. Tutaj posiadamy pełnie praw i całkowity dostęp do strony. W tym rozdziale przybliżymy obsługę strony z poziomu gościa, użytkownika oraz administratora wraz z administratorem głównym.</text:p>
      <text:p text:style-name="P1">Gość/Pierwsza Wizyta</text:p>
      <text:p text:style-name="P1">W tym segmencie chciałbym skupić się nie tylko na samych stronach ale i na ich celach. Spora część wymienionych tu elementów, to nieodłączna część nowoczesnego wzornictwa, niezbędna do prawidłowego zaprojektowania strony internetowej. W przeciwieństwie do innych typów dostępów, ten konkretny jest dostępny dla każdego, więc odwiedzając aplikację, przyjdzie ci używać każdego z nich w mniejszym lub większym stopniu. Niezależnie czy chcesz faktycznie skorzystać z głównej funkcji wysyłania zgłoszeń recenzji, czy tylko zobaczyć dostępne opcje.</text:p>
      <text:p text:style-name="P1">Strona Główna</text:p>
      <text:p text:style-name="P1">Po wejściu po raz pierwszy raz na stronę po wcześniejszej skonfigurowaniu jej przez admina, zobaczymy stronę główną. W języku angielskim nazywa się ją Home Page, co można przetłumaczyć jako strona domowa. Rzut oka na tę stronę, powinien dać użytkownikowi obraz tego, co będzie mógł tutaj zrobić. Nie oznacza to oczywiście że trzeba bombardować klienta wszystkimi funkcjami, zwięzłe i treściwe przedstawienie jest bardziej istotne, mnogość przycisków może onieśmielić nowo przybyłą osobę. Witryna główna to najczęściej odwiedzana strona na pojedynczego użytkownika, więc jej design dla twórców aplikacji internetowych jest niezwykle istotny.</text:p>
      <text:p text:style-name="P1">W tym widoku widzimy parę elementów. Jednym z najbardziej rzucających się w oczy jest logo serwisu, przedstawiające herb Politechniki Łódzkiej wraz z polską nazwą strony. Obrazek nie jest klikalny głownie dlatego, że przenosił by nas w sumie w to samo miejsce. Pod nim znajdziemy komunikat z poleceniem wyboru czynności oraz 2 przyciski. Te przyciski mogą zmieniać się w zależności od typu dostępu, ale dla gościa mamy opcję logowania oraz wysłania pracy. Niezależnie co klikniemy zostaniemy przeniesieni na inną stroną. Pierwszy przeniesie nas do strony logowania, drugi do formularza zgłoszenia pracy.</text:p>
      <text:p text:style-name="P1">Pasek Nawigacyjny </text:p>
      <text:p text:style-name="P1">Mówiąc o stronie, nie można nie wspomnieć o potencjalnie najważniejszym jej elemencie jeśli chodzi o poruszanie się po niej. Pasek nawigacyjny jest nieodłącznym elementem każdej strony aplikacji. W teorii niepozorny element, ma jedną istotną cechę, jest widoczny na każdej podstronie witryny. Niezależnie od naszego miejsca na stronie, na górze zawsze odnajdziemy pasek nawigacyjny. <text:s text:c="1"/>Jego głównym celem jest pomoc użytkownikowi w nawigacji. Za jego pomocą możemy przejść do prawie każdej strony, a jego zawartość zmienia się w zależności od typu dostępu. Nowe opcje jednak, nie powinny zmieniać dotychczasowego ułożenia linków. Domyślnie na pierwszej pozycji powinien być napis z nazwą aplikacji, który po kliknięciu przeniesie nas do strony głównej. //może dodaj w navbarze stwórz formularz// Kolejna opcja „Pracownicy” przesyła do strony z zarejestrowanymi użytkownikami. Ostatnia opcja dla gości to opcja „Zaloguj się”, która przenosi do strony logowania. Domyślnie logowanie nie jest możliwe bez danych logowania, które przydziela administrator.</text:p>
      <text:p text:style-name="P1">Strona Logowania</text:p>
      <text:p text:style-name="P1">Obsługa modułu użytkownika jest niezwykle istotna dla aplikacji internetowych, które chcą w jakiś sposób ograniczać dostęp. Logowanie umożliwia rozpoznawania użytkowników, pozwalającą wyświetlić odpowiednie dane z bazy. ASP.NET Core zapewnia obsługę identyfikacji w ramach Entity FrameWorku. W celu logowania wymagane są dane w postaci jakiegoś rodzaju identyfikatora, często w formie nazwy użytkownika lub emaila, oraz hasło, które blokuje dostęp do prywatnych danych. Projekt wykorzystuje do identyfikacji adres email oraz naturalnie hasło. Jeśli takie posiadamy możemy je tu wpisać. Przy nieprawidłowych danych wyskoczy ogólny komunikat o błędzie. Aplikacja w zamyśle nie posiada opcji rejestracji, zamiast tego możemy wysłać zgłoszenie.</text:p>
      <text:p text:style-name="P1">Strona Zgłoszenia Użytkownika</text:p>
      <text:p text:style-name="P1">Zamysł strony pozwala rejestrować użytkowników tylko administratorowi. Jeżeli jednak naszego konta nie ma w systemie, możemy na powyższej stronie wysłać zgłoszenie. Wpisując tu w odpowiednie pola swój mail, imię z nazwiskiem oraz wybierając wydział z listy. Zgłoszenie to powędruje do administratora serwisu, który to będzie mógł zarejestrować brakującego użytkownika.</text:p>
      <text:p text:style-name="P1"/>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